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Property.getNode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Property.NodeTypeProperty( DavPropertyName name , String [ ] nodeTypeNames , boolean isProt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Property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TypeProperty.NodeTypeProperty( DavPropertyName name , NodeType nodeType , boolean is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Property.retrieveNodeTypeNames( List elementLi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deTypeProperty.NodeTypeProperty( DavProperty proper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TypeProperty.NodeTypeProperty( DavPropertyName name , NodeType [ ] nodeTypes , boolean isProt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